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3" svg:font-family="FreeSans"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FreeSans1" svg:font-family="FreeSans"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Text_20_body">
      <style:text-properties style:font-name="FreeSerif" officeooo:rsid="00196c13" officeooo:paragraph-rsid="00196c13"/>
    </style:style>
    <style:style style:name="P2" style:family="paragraph" style:parent-style-name="Text_20_body">
      <style:text-properties officeooo:paragraph-rsid="001bf5ad"/>
    </style:style>
    <style:style style:name="P3" style:family="paragraph" style:parent-style-name="Heading_20_3">
      <style:text-properties style:font-name="FreeSans" fo:font-size="12pt" officeooo:rsid="0018f981" officeooo:paragraph-rsid="0018f981" style:font-size-asian="10.5pt" style:font-size-complex="12pt"/>
    </style:style>
    <style:style style:name="P4" style:family="paragraph" style:parent-style-name="Heading_20_3">
      <style:paragraph-properties fo:break-before="page"/>
      <style:text-properties style:font-name="FreeSans" fo:font-size="12pt" fo:font-weight="bold" officeooo:rsid="0021758d" officeooo:paragraph-rsid="0021758d" style:font-name-asian="Droid Sans Fallback" style:font-size-asian="10.5pt" style:font-weight-asian="bold" style:font-name-complex="FreeSans2" style:font-size-complex="12pt" style:font-weight-complex="bold"/>
    </style:style>
    <style:style style:name="P5" style:family="paragraph" style:parent-style-name="Standard">
      <style:paragraph-properties fo:break-before="page"/>
      <style:text-properties officeooo:paragraph-rsid="001e56e6"/>
    </style:style>
    <style:style style:name="P6" style:family="paragraph" style:parent-style-name="Standard">
      <style:text-properties officeooo:paragraph-rsid="00259a6b"/>
    </style:style>
    <style:style style:name="P7" style:family="paragraph" style:parent-style-name="Text_20_body">
      <style:text-properties style:font-name="FreeSerif" fo:font-size="12pt" officeooo:rsid="001a089b" officeooo:paragraph-rsid="001a089b" style:font-size-asian="10.5pt" style:font-size-complex="12pt"/>
    </style:style>
    <style:style style:name="P8" style:family="paragraph" style:parent-style-name="Text_20_body">
      <style:text-properties fo:font-variant="normal" fo:text-transform="none" fo:color="#222222" style:font-name="FreeSerif" fo:font-size="12pt" fo:letter-spacing="normal" fo:font-style="normal" fo:font-weight="normal" officeooo:rsid="001bf5ad" officeooo:paragraph-rsid="001bf5ad" style:font-size-asian="10.5pt" style:font-size-complex="12pt"/>
    </style:style>
    <style:style style:name="P9" style:family="paragraph" style:parent-style-name="Text_20_body">
      <style:text-properties officeooo:paragraph-rsid="00248429"/>
    </style:style>
    <style:style style:name="P10" style:family="paragraph" style:parent-style-name="Text_20_body">
      <style:text-properties officeooo:rsid="00259a6b" officeooo:paragraph-rsid="00259a6b"/>
    </style:style>
    <style:style style:name="P11" style:family="paragraph" style:parent-style-name="Text_20_body">
      <style:paragraph-properties fo:break-before="page"/>
      <style:text-properties style:font-name="FreeSerif" fo:font-size="12pt" officeooo:rsid="001a089b" officeooo:paragraph-rsid="001a089b" style:font-size-asian="10.5pt" style:font-size-complex="12pt"/>
    </style:style>
    <style:style style:name="P12" style:family="paragraph">
      <loext:graphic-properties draw:fill="solid" draw:fill-color="#eeeeee"/>
      <style:paragraph-properties style:writing-mode="lr-tb"/>
      <style:text-properties style:font-name="Source Code Pro Medium" fo:font-size="10pt" style:font-size-asian="10pt" style:font-size-complex="10pt"/>
    </style:style>
    <style:style style:name="T1" style:family="text">
      <style:text-properties fo:font-size="12pt" style:font-size-asian="10.5pt" style:font-size-complex="12pt"/>
    </style:style>
    <style:style style:name="T2" style:family="text">
      <style:text-properties fo:font-size="12pt" officeooo:rsid="0018f981" style:font-size-asian="10.5pt" style:font-size-complex="12pt"/>
    </style:style>
    <style:style style:name="T3" style:family="text">
      <style:text-properties fo:font-size="12pt" officeooo:rsid="001a089b" style:font-size-asian="10.5pt" style:font-size-complex="12pt"/>
    </style:style>
    <style:style style:name="T4" style:family="text">
      <style:text-properties style:font-name="FreeSerif" fo:font-size="12pt" officeooo:rsid="001a089b" style:font-size-asian="10.5pt" style:font-size-complex="12pt"/>
    </style:style>
    <style:style style:name="T5" style:family="text">
      <style:text-properties style:font-name="FreeSerif" fo:font-size="12pt" officeooo:rsid="001bf5ad" style:font-size-asian="10.5pt" style:font-size-complex="12pt"/>
    </style:style>
    <style:style style:name="T6" style:family="text">
      <style:text-properties style:font-name="FreeSerif" fo:font-size="12pt" officeooo:rsid="000ff39b" style:font-size-asian="10.5pt" style:font-size-complex="12pt"/>
    </style:style>
    <style:style style:name="T7" style:family="text">
      <style:text-properties style:font-name="FreeSerif" fo:font-size="12pt" officeooo:rsid="00118d85" style:font-size-asian="10.5pt" style:font-size-complex="12pt"/>
    </style:style>
    <style:style style:name="T8" style:family="text">
      <style:text-properties style:font-name="FreeSerif" fo:font-size="12pt" officeooo:rsid="001e56e6" style:font-size-asian="10.5pt" style:font-size-complex="12pt"/>
    </style:style>
    <style:style style:name="T9" style:family="text">
      <style:text-properties style:font-name="FreeSerif" fo:font-size="12pt" officeooo:rsid="00259a6b" style:font-size-asian="10.5pt" style:font-size-complex="12pt"/>
    </style:style>
    <style:style style:name="T10" style:family="text">
      <style:text-properties fo:font-variant="normal" fo:text-transform="none" fo:color="#222222" style:font-name="FreeSerif" fo:font-size="12pt" fo:letter-spacing="normal" fo:font-style="normal" fo:font-weight="normal" officeooo:rsid="001bf5ad" style:font-size-asian="10.5pt" style:font-size-complex="12pt"/>
    </style:style>
    <style:style style:name="T11" style:family="text">
      <style:text-properties style:font-name="FreeSerif" fo:font-weight="normal" style:font-weight-asian="normal" style:font-weight-complex="normal"/>
    </style:style>
    <style:style style:name="T12" style:family="text">
      <style:text-properties style:font-name="FreeSerif" fo:font-weight="normal" officeooo:rsid="00248429" style:font-weight-asian="normal" style:font-weight-complex="normal"/>
    </style:style>
    <style:style style:name="T13" style:family="text">
      <style:text-properties officeooo:rsid="00259a6b"/>
    </style:style>
    <style:style style:name="T14" style:family="text">
      <style:text-properties fo:color="#0000aa" style:font-name="Source Code Pro Medium" fo:font-size="10pt" style:font-size-asian="10pt" style:font-name-complex="FreeSerif" style:font-size-complex="10pt"/>
    </style:style>
    <style:style style:name="T15" style:family="text">
      <style:text-properties fo:color="#000000" style:font-name="Source Code Pro Medium" fo:font-size="10pt" style:font-size-asian="10pt" style:font-name-complex="FreeSerif" style:font-size-complex="10pt"/>
    </style:style>
    <style:style style:name="T16" style:family="text">
      <style:text-properties fo:color="#00aa00" style:font-name="Source Code Pro Medium" fo:font-size="10pt" style:font-size-asian="10pt" style:font-name-complex="FreeSerif" style:font-size-complex="10pt"/>
    </style:style>
    <style:style style:name="T17" style:family="text">
      <style:text-properties fo:color="#888888" style:font-name="Source Code Pro Medium" fo:font-size="10pt" style:font-size-asian="10pt" style:font-name-complex="FreeSerif" style:font-size-complex="10pt"/>
    </style:style>
    <style:style style:name="T18" style:family="text">
      <style:text-properties fo:color="#aa5500" style:font-name="Source Code Pro Medium" fo:font-size="10pt" style:font-size-asian="10pt" style:font-name-complex="FreeSerif" style:font-size-complex="10pt"/>
    </style:style>
    <style:style style:name="T19" style:family="text">
      <style:text-properties fo:color="#1e90ff" style:font-name="Source Code Pro Medium" fo:font-size="10pt" style:font-size-asian="10pt" style:font-name-complex="FreeSerif" style:font-size-complex="10pt"/>
    </style:style>
    <style:style style:name="T20" style:family="text">
      <style:text-properties fo:color="#00aaaa" style:font-name="Source Code Pro Medium" fo:font-size="10pt" style:font-size-asian="10pt" style:font-name-complex="FreeSerif" style:font-size-complex="10pt"/>
    </style:style>
    <style:style style:name="T21" style:family="text">
      <style:text-properties fo:color="#aaaaaa" style:font-name="Source Code Pro Medium" fo:font-size="10pt" style:font-size-asian="10pt" style:font-name-complex="FreeSerif" style:font-size-complex="10pt"/>
    </style:style>
    <style:style style:name="T22" style:family="text">
      <style:text-properties fo:color="#009999" style:font-name="Source Code Pro Medium" fo:font-size="10pt" style:font-size-asian="10pt" style:font-name-complex="FreeSerif" style:font-size-complex="10pt"/>
    </style:style>
    <style:style style:name="gr1" style:family="graphic">
      <style:graphic-properties draw:stroke="solid" svg:stroke-color="#000000" draw:fill="solid" draw:fill-color="#eeeeee" fo:min-height="7.558cm" fo:padding-top="0.305cm" fo:padding-bottom="0.305cm" fo:padding-left="0.305cm" fo:padding-right="0.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solid" draw:fill-color="#eeeeee" fo:min-height="13.337cm" fo:padding-top="0.305cm" fo:padding-bottom="0.305cm" fo:padding-left="0.305cm" fo:padding-right="0.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solid" draw:fill-color="#eeeeee" fo:min-height="10.67cm" fo:padding-top="0.305cm" fo:padding-bottom="0.305cm" fo:padding-left="0.305cm" fo:padding-right="0.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Strategy pattern</text:h>
      <text:p text:style-name="P1"><text:span text:style-name="T2">T</text:span><text:span text:style-name="T1">he main focus of the Strategy patter is to allow a program to have a defined family of algorithms from which the </text:span><text:span text:style-name="T3">program chooses the correct one during runtime. This allows for the writing of more generalized code with a flexible use scenario without having to include every imaginable algorithm that could be needed.</text:span></text:p>
      <text:p text:style-name="P7">Say that you are writing code to describe, to continue the earlier trend in this report, different space ships. We could then have Accelerate behavior which could be based on the type of engine the ship has. Thus we would need several types of acceleration depending on if the ship is using, for instance an ion drive, a faster than light drive and so on.</text:p>
      <text:p text:style-name="P7">Instead of including all these methods with the ship object we can create them as subclasses and only call the one needed.</text:p>
      <text:p text:style-name="P2"><text:span text:style-name="T5">This way of thinking leads to the result following the open/closed principle that states that classes should be possible to open to </text:span><text:span text:style-name="T10">extension but closed for modification.</text:span></text:p>
      <text:p text:style-name="P8">Following is some code that illustrates the Strategy pattern: [1]</text:p>
      <text:p text:style-name="P7"><draw:frame text:anchor-type="paragraph" draw:z-index="0" draw:name="Shape2" draw:style-name="gr1" draw:text-style-name="P12" svg:width="16.442cm" svg:height="8.169cm" svg:x="0.055cm" svg:y="0.284cm"><draw:text-box><text:p><text:span text:style-name="T14">import</text:span><text:span text:style-name="T15"> </text:span><text:span text:style-name="T20">java.util.ArrayList</text:span><text:span text:style-name="T15">;</text:span></text:p><text:p><text:span text:style-name="T15"/></text:p><text:p><text:span text:style-name="T17">@FunctionalInterface</text:span></text:p><text:p><text:span text:style-name="T14">interface</text:span><text:span text:style-name="T15"> </text:span><text:span text:style-name="T16">BillingStrategy</text:span><text:span text:style-name="T15"> {</text:span></text:p><text:p><text:span text:style-name="T15"><text:s text:c="4"/></text:span><text:span text:style-name="T21">// Use a price in cents to avoid floating point round-off error</text:span></text:p><text:p><text:span text:style-name="T15"><text:s text:c="4"/></text:span><text:span text:style-name="T20">int</text:span><text:span text:style-name="T15"> </text:span><text:span text:style-name="T16">getActPrice</text:span><text:span text:style-name="T15">(</text:span><text:span text:style-name="T20">int</text:span><text:span text:style-name="T15"> rawPrice);</text:span></text:p><text:p><text:span text:style-name="T15"><text:s text:c="2"/></text:span></text:p><text:p><text:span text:style-name="T15"><text:s text:c="4"/></text:span><text:span text:style-name="T21">// Normal billing strategy (unchanged price)</text:span></text:p><text:p><text:span text:style-name="T15"><text:s text:c="4"/></text:span><text:span text:style-name="T14">static</text:span><text:span text:style-name="T15"> BillingStrategy </text:span><text:span text:style-name="T16">normalStrategy</text:span><text:span text:style-name="T15">() {</text:span></text:p><text:p><text:span text:style-name="T15"><text:s text:c="8"/></text:span><text:span text:style-name="T14">return</text:span><text:span text:style-name="T15"> rawPrice -&gt; rawPrice;</text:span></text:p><text:p><text:span text:style-name="T15"><text:s text:c="4"/></text:span><text:span text:style-name="T15">}</text:span></text:p><text:p><text:span text:style-name="T15"><text:s text:c="2"/></text:span></text:p><text:p><text:span text:style-name="T15"><text:s text:c="4"/></text:span><text:span text:style-name="T21">// Strategy for Happy hour (50% discount)</text:span></text:p><text:p><text:span text:style-name="T15"><text:s text:c="4"/></text:span><text:span text:style-name="T14">static</text:span><text:span text:style-name="T15"> BillingStrategy </text:span><text:span text:style-name="T16">happyHourStrategy</text:span><text:span text:style-name="T15">() {</text:span></text:p><text:p><text:span text:style-name="T15"><text:s text:c="8"/></text:span><text:span text:style-name="T14">return</text:span><text:span text:style-name="T15"> rawPrice -&gt; rawPrice / </text:span><text:span text:style-name="T22">2</text:span><text:span text:style-name="T15">;</text:span></text:p><text:p><text:span text:style-name="T15"><text:s text:c="4"/></text:span><text:span text:style-name="T15">}</text:span></text:p><text:p><text:span text:style-name="T15">}</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11"><draw:frame text:anchor-type="paragraph" draw:z-index="1" draw:name="Shape2_0" draw:style-name="gr3" draw:text-style-name="P12" svg:width="16.442cm" svg:height="11.281cm" svg:x="0.055cm" svg:y="0.284cm"><draw:text-box><text:p><text:span text:style-name="T14">class</text:span><text:span text:style-name="T15"> </text:span><text:span text:style-name="T16">Customer</text:span><text:span text:style-name="T15"> {</text:span></text:p><text:p><text:span text:style-name="T15"><text:s text:c="4"/></text:span><text:span text:style-name="T14">private</text:span><text:span text:style-name="T15"> </text:span><text:span text:style-name="T14">final</text:span><text:span text:style-name="T15"> List&lt;Integer&gt; drinks = </text:span><text:span text:style-name="T14">new</text:span><text:span text:style-name="T15"> ArrayList&lt;&gt;();</text:span></text:p><text:p><text:span text:style-name="T15"><text:s text:c="4"/></text:span><text:span text:style-name="T14">private</text:span><text:span text:style-name="T15"> BillingStrategy strategy;</text:span></text:p><text:p><text:span text:style-name="T15"/></text:p><text:p><text:span text:style-name="T15"><text:s text:c="4"/></text:span><text:span text:style-name="T14">public</text:span><text:span text:style-name="T15"> </text:span><text:span text:style-name="T16">Customer</text:span><text:span text:style-name="T15">(BillingStrategy strategy) {</text:span></text:p><text:p><text:span text:style-name="T15"><text:s text:c="8"/></text:span><text:span text:style-name="T14">this</text:span><text:span text:style-name="T15">.</text:span><text:span text:style-name="T19">strategy</text:span><text:span text:style-name="T15"> = strategy;</text:span></text:p><text:p><text:span text:style-name="T15"><text:s text:c="4"/></text:span><text:span text:style-name="T15">}</text:span></text:p><text:p><text:span text:style-name="T15"/></text:p><text:p><text:span text:style-name="T15"><text:s text:c="4"/></text:span><text:span text:style-name="T14">public</text:span><text:span text:style-name="T15"> </text:span><text:span text:style-name="T20">void</text:span><text:span text:style-name="T15"> </text:span><text:span text:style-name="T16">add</text:span><text:span text:style-name="T15">(</text:span><text:span text:style-name="T20">int</text:span><text:span text:style-name="T15"> price, </text:span><text:span text:style-name="T20">int</text:span><text:span text:style-name="T15"> quantity) {</text:span></text:p><text:p><text:span text:style-name="T15"><text:s text:c="8"/></text:span><text:span text:style-name="T14">this</text:span><text:span text:style-name="T15">.</text:span><text:span text:style-name="T19">drinks</text:span><text:span text:style-name="T15">.</text:span><text:span text:style-name="T19">add</text:span><text:span text:style-name="T15">(</text:span><text:span text:style-name="T14">this</text:span><text:span text:style-name="T15">.</text:span><text:span text:style-name="T19">strategy</text:span><text:span text:style-name="T15">.</text:span><text:span text:style-name="T19">getActPrice</text:span><text:span text:style-name="T15">(price*quantity));</text:span></text:p><text:p><text:span text:style-name="T15"><text:s text:c="4"/></text:span><text:span text:style-name="T15">}</text:span></text:p><text:p><text:span text:style-name="T15"/></text:p><text:p><text:span text:style-name="T15"><text:s text:c="4"/></text:span><text:span text:style-name="T21">// Payment of bill</text:span></text:p><text:p><text:span text:style-name="T15"><text:s text:c="4"/></text:span><text:span text:style-name="T14">public</text:span><text:span text:style-name="T15"> </text:span><text:span text:style-name="T20">void</text:span><text:span text:style-name="T15"> </text:span><text:span text:style-name="T16">printBill</text:span><text:span text:style-name="T15">() {</text:span></text:p><text:p><text:span text:style-name="T15"><text:s text:c="8"/></text:span><text:span text:style-name="T20">int</text:span><text:span text:style-name="T15"> sum = </text:span><text:span text:style-name="T14">this</text:span><text:span text:style-name="T15">.</text:span><text:span text:style-name="T19">drinks</text:span><text:span text:style-name="T15">.</text:span><text:span text:style-name="T19">stream</text:span><text:span text:style-name="T15">().</text:span><text:span text:style-name="T19">mapToInt</text:span><text:span text:style-name="T15">(v -&gt; v).</text:span><text:span text:style-name="T19">sum</text:span><text:span text:style-name="T15">();</text:span></text:p><text:p><text:span text:style-name="T15"><text:s text:c="8"/></text:span><text:span text:style-name="T15">System.</text:span><text:span text:style-name="T19">out</text:span><text:span text:style-name="T15">.</text:span><text:span text:style-name="T19">println</text:span><text:span text:style-name="T15">(</text:span><text:span text:style-name="T18">"Total due: "</text:span><text:span text:style-name="T15"> + sum / </text:span><text:span text:style-name="T22">100.0</text:span><text:span text:style-name="T15">);</text:span></text:p><text:p><text:span text:style-name="T15"><text:s text:c="8"/></text:span><text:span text:style-name="T14">this</text:span><text:span text:style-name="T15">.</text:span><text:span text:style-name="T19">drinks</text:span><text:span text:style-name="T15">.</text:span><text:span text:style-name="T19">clear</text:span><text:span text:style-name="T15">();</text:span></text:p><text:p><text:span text:style-name="T15"><text:s text:c="4"/></text:span><text:span text:style-name="T15">}</text:span></text:p><text:p><text:span text:style-name="T15"/></text:p><text:p><text:span text:style-name="T15"><text:s text:c="4"/></text:span><text:span text:style-name="T21">// Set Strategy</text:span></text:p><text:p><text:span text:style-name="T15"><text:s text:c="4"/></text:span><text:span text:style-name="T14">public</text:span><text:span text:style-name="T15"> </text:span><text:span text:style-name="T20">void</text:span><text:span text:style-name="T15"> </text:span><text:span text:style-name="T16">setStrategy</text:span><text:span text:style-name="T15">(BillingStrategy strategy) {</text:span></text:p><text:p><text:span text:style-name="T15"><text:s text:c="8"/></text:span><text:span text:style-name="T14">this</text:span><text:span text:style-name="T15">.</text:span><text:span text:style-name="T19">strategy</text:span><text:span text:style-name="T15"> = strategy;</text:span></text:p><text:p><text:span text:style-name="T15"><text:s text:c="4"/></text:span><text:span text:style-name="T15">}</text:span></text:p><text:p><text:span text:style-name="T15">}</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2" draw:name="Shape2_1" draw:style-name="gr2" draw:text-style-name="P12" svg:width="16.442cm" svg:height="13.948cm" svg:x="0.055cm" svg:y="0.284cm"><draw:text-box><text:p><text:span text:style-name="T14">public</text:span><text:span text:style-name="T15"> </text:span><text:span text:style-name="T14">class</text:span><text:span text:style-name="T15"> </text:span><text:span text:style-name="T16">StrategyPattern</text:span><text:span text:style-name="T15"> {</text:span></text:p><text:p><text:span text:style-name="T15"><text:s text:c="4"/></text:span><text:span text:style-name="T14">public</text:span><text:span text:style-name="T15"> </text:span><text:span text:style-name="T14">static</text:span><text:span text:style-name="T15"> </text:span><text:span text:style-name="T20">void</text:span><text:span text:style-name="T15"> </text:span><text:span text:style-name="T16">main</text:span><text:span text:style-name="T15">(String[] arguments) {</text:span></text:p><text:p><text:span text:style-name="T15"><text:s text:c="8"/></text:span><text:span text:style-name="T21">// Prepare strategies</text:span></text:p><text:p><text:span text:style-name="T15"><text:s text:c="8"/></text:span><text:span text:style-name="T15">BillingStrategy normalStrategy <text:s text:c="3"/>= BillingStrategy.</text:span><text:span text:style-name="T19">normalStrategy</text:span><text:span text:style-name="T15">();</text:span></text:p><text:p><text:span text:style-name="T15"><text:s text:c="8"/></text:span><text:span text:style-name="T15">BillingStrategy happyHourStrategy = BillingStrategy.</text:span><text:span text:style-name="T19">happyHourStrategy</text:span><text:span text:style-name="T15">();</text:span></text:p><text:p><text:span text:style-name="T15"/></text:p><text:p><text:span text:style-name="T15"><text:s text:c="8"/></text:span><text:span text:style-name="T15">Customer firstCustomer = </text:span><text:span text:style-name="T14">new</text:span><text:span text:style-name="T15"> Customer(normalStrategy);</text:span></text:p><text:p><text:span text:style-name="T15"/></text:p><text:p><text:span text:style-name="T15"><text:s text:c="8"/></text:span><text:span text:style-name="T21">// Normal billing</text:span></text:p><text:p><text:span text:style-name="T15"><text:s text:c="8"/></text:span><text:span text:style-name="T15">firstCustomer.</text:span><text:span text:style-name="T19">add</text:span><text:span text:style-name="T15">(</text:span><text:span text:style-name="T22">100</text:span><text:span text:style-name="T15">, </text:span><text:span text:style-name="T22">1</text:span><text:span text:style-name="T15">);</text:span></text:p><text:p><text:span text:style-name="T15"/></text:p><text:p><text:span text:style-name="T15"><text:s text:c="8"/></text:span><text:span text:style-name="T21">// Start Happy Hour</text:span></text:p><text:p><text:span text:style-name="T15"><text:s text:c="8"/></text:span><text:span text:style-name="T15">firstCustomer.</text:span><text:span text:style-name="T19">setStrategy</text:span><text:span text:style-name="T15">(happyHourStrategy);</text:span></text:p><text:p><text:span text:style-name="T15"><text:s text:c="8"/></text:span><text:span text:style-name="T15">firstCustomer.</text:span><text:span text:style-name="T19">add</text:span><text:span text:style-name="T15">(</text:span><text:span text:style-name="T22">100</text:span><text:span text:style-name="T15">, </text:span><text:span text:style-name="T22">2</text:span><text:span text:style-name="T15">);</text:span></text:p><text:p><text:span text:style-name="T15"/></text:p><text:p><text:span text:style-name="T15"><text:s text:c="8"/></text:span><text:span text:style-name="T21">// New Customer</text:span></text:p><text:p><text:span text:style-name="T15"><text:s text:c="8"/></text:span><text:span text:style-name="T15">Customer secondCustomer = </text:span><text:span text:style-name="T14">new</text:span><text:span text:style-name="T15"> Customer(happyHourStrategy);</text:span></text:p><text:p><text:span text:style-name="T15"><text:s text:c="8"/></text:span><text:span text:style-name="T15">secondCustomer.</text:span><text:span text:style-name="T19">add</text:span><text:span text:style-name="T15">(</text:span><text:span text:style-name="T22">80</text:span><text:span text:style-name="T15">, </text:span><text:span text:style-name="T22">1</text:span><text:span text:style-name="T15">);</text:span></text:p><text:p><text:span text:style-name="T15"><text:s text:c="8"/></text:span><text:span text:style-name="T21">// The Customer pays</text:span></text:p><text:p><text:span text:style-name="T15"><text:s text:c="8"/></text:span><text:span text:style-name="T15">firstCustomer.</text:span><text:span text:style-name="T19">printBill</text:span><text:span text:style-name="T15">();</text:span></text:p><text:p><text:span text:style-name="T15"/></text:p><text:p><text:span text:style-name="T15"><text:s text:c="8"/></text:span><text:span text:style-name="T21">// End Happy Hour</text:span></text:p><text:p><text:span text:style-name="T15"><text:s text:c="8"/></text:span><text:span text:style-name="T15">secondCustomer.</text:span><text:span text:style-name="T19">setStrategy</text:span><text:span text:style-name="T15">(normalStrategy);</text:span></text:p><text:p><text:span text:style-name="T15"><text:s text:c="8"/></text:span><text:span text:style-name="T15">secondCustomer.</text:span><text:span text:style-name="T19">add</text:span><text:span text:style-name="T15">(</text:span><text:span text:style-name="T22">130</text:span><text:span text:style-name="T15">, </text:span><text:span text:style-name="T22">2</text:span><text:span text:style-name="T15">);</text:span></text:p><text:p><text:span text:style-name="T15"><text:s text:c="8"/></text:span><text:span text:style-name="T15">secondCustomer.</text:span><text:span text:style-name="T19">add</text:span><text:span text:style-name="T15">(</text:span><text:span text:style-name="T22">250</text:span><text:span text:style-name="T15">, </text:span><text:span text:style-name="T22">1</text:span><text:span text:style-name="T15">);</text:span></text:p><text:p><text:span text:style-name="T15"><text:s text:c="8"/></text:span><text:span text:style-name="T15">secondCustomer.</text:span><text:span text:style-name="T19">printBill</text:span><text:span text:style-name="T15">();</text:span></text:p><text:p><text:span text:style-name="T15"><text:s text:c="4"/></text:span><text:span text:style-name="T15">}</text:span></text:p><text:p><text:span text:style-name="T15">}</text:span></text:p></draw:text-box></draw:frame></text:p>
      <text:h text:style-name="P4" text:outline-level="3">Abstract Factory</text:h>
      <text:p text:style-name="P9"><text:span text:style-name="T12">The abstract factory pattern is a method of being able to dynamically selecting the apropriate factory when a new object needs to be created. In other words you encapsulate several different factories and select between them based on what you need to have created.</text:span></text:p>
      <text:p text:style-name="P10"><text:span text:style-name="T12">T</text:span><text:span text:style-name="T11">his is done by creating an interface for an abstract factory and when implemented it picks the correct factory depending on for instance user input.</text:span></text:p>
      <text:p text:style-name="P10"><text:span text:style-name="T11">Some example code [2]:</text:span></text:p>
      <text:p text:style-name="P10"><draw:frame text:anchor-type="paragraph" draw:z-index="3" draw:name="Shape2_2" draw:style-name="gr1" draw:text-style-name="P12" svg:width="16.442cm" svg:height="16.615cm" svg:x="0.055cm" svg:y="0.284cm"><draw:text-box><text:p><text:span text:style-name="T14">public</text:span><text:span text:style-name="T15"> </text:span><text:span text:style-name="T14">interface</text:span><text:span text:style-name="T15"> </text:span><text:span text:style-name="T16">Animal</text:span><text:span text:style-name="T15"> {</text:span></text:p><text:p><text:span text:style-name="T15"><text:s text:c="4"/></text:span><text:span text:style-name="T15">String </text:span><text:span text:style-name="T16">getAnimal</text:span><text:span text:style-name="T15">();</text:span></text:p><text:p><text:span text:style-name="T15"><text:s text:c="4"/></text:span><text:span text:style-name="T15">String </text:span><text:span text:style-name="T16">makeSound</text:span><text:span text:style-name="T15">();</text:span></text:p><text:p><text:span text:style-name="T15">}</text:span></text:p><text:p><text:span text:style-name="T15"/></text:p><text:p><text:span text:style-name="T14">public</text:span><text:span text:style-name="T15"> </text:span><text:span text:style-name="T14">class</text:span><text:span text:style-name="T15"> </text:span><text:span text:style-name="T16">Duck</text:span><text:span text:style-name="T15"> </text:span><text:span text:style-name="T14">implements</text:span><text:span text:style-name="T15"> Animal {</text:span></text:p><text:p><text:span text:style-name="T15"><text:s/></text:span></text:p><text:p><text:span text:style-name="T15"><text:s text:c="4"/></text:span><text:span text:style-name="T17">@Override</text:span></text:p><text:p><text:span text:style-name="T15"><text:s text:c="4"/></text:span><text:span text:style-name="T14">public</text:span><text:span text:style-name="T15"> String </text:span><text:span text:style-name="T16">getAnimal</text:span><text:span text:style-name="T15">() {</text:span></text:p><text:p><text:span text:style-name="T15"><text:s text:c="8"/></text:span><text:span text:style-name="T14">return</text:span><text:span text:style-name="T15"> </text:span><text:span text:style-name="T18">"Duck"</text:span><text:span text:style-name="T15">;</text:span></text:p><text:p><text:span text:style-name="T15"><text:s text:c="4"/></text:span><text:span text:style-name="T15">}</text:span></text:p><text:p><text:span text:style-name="T15"><text:s/></text:span></text:p><text:p><text:span text:style-name="T15"><text:s text:c="4"/></text:span><text:span text:style-name="T17">@Override</text:span></text:p><text:p><text:span text:style-name="T15"><text:s text:c="4"/></text:span><text:span text:style-name="T14">public</text:span><text:span text:style-name="T15"> String </text:span><text:span text:style-name="T16">makeSound</text:span><text:span text:style-name="T15">() {</text:span></text:p><text:p><text:span text:style-name="T15"><text:s text:c="8"/></text:span><text:span text:style-name="T14">return</text:span><text:span text:style-name="T15"> </text:span><text:span text:style-name="T18">"Squeks"</text:span><text:span text:style-name="T15">;</text:span></text:p><text:p><text:span text:style-name="T15"><text:s text:c="4"/></text:span><text:span text:style-name="T15">}</text:span></text:p><text:p><text:span text:style-name="T15">}</text:span></text:p><text:p><text:span text:style-name="T15"/></text:p><text:p><text:span text:style-name="T14">public</text:span><text:span text:style-name="T15"> </text:span><text:span text:style-name="T14">interface</text:span><text:span text:style-name="T15"> </text:span><text:span text:style-name="T16">AbstractFactory</text:span><text:span text:style-name="T15">&lt;T&gt; {</text:span></text:p><text:p><text:span text:style-name="T15"><text:s text:c="4"/></text:span><text:span text:style-name="T15">T </text:span><text:span text:style-name="T16">create</text:span><text:span text:style-name="T15">(String animalType) ;</text:span></text:p><text:p><text:span text:style-name="T15">}</text:span></text:p><text:p><text:span text:style-name="T15"/></text:p><text:p><text:span text:style-name="T14">public</text:span><text:span text:style-name="T15"> </text:span><text:span text:style-name="T14">class</text:span><text:span text:style-name="T15"> </text:span><text:span text:style-name="T16">AnimalFactory</text:span><text:span text:style-name="T15"> </text:span><text:span text:style-name="T14">implements</text:span><text:span text:style-name="T15"> AbstractFactory&lt;Animal&gt; {</text:span></text:p><text:p><text:span text:style-name="T15"><text:s/></text:span></text:p><text:p><text:span text:style-name="T15"><text:s text:c="4"/></text:span><text:span text:style-name="T17">@Override</text:span></text:p><text:p><text:span text:style-name="T15"><text:s text:c="4"/></text:span><text:span text:style-name="T14">public</text:span><text:span text:style-name="T15"> Animal </text:span><text:span text:style-name="T16">create</text:span><text:span text:style-name="T15">(String animalType) {</text:span></text:p><text:p><text:span text:style-name="T15"><text:s text:c="8"/></text:span><text:span text:style-name="T14">if</text:span><text:span text:style-name="T15"> (</text:span><text:span text:style-name="T18">"Dog"</text:span><text:span text:style-name="T15">.</text:span><text:span text:style-name="T19">equalsIgnoreCase</text:span><text:span text:style-name="T15">(animalType)) {</text:span></text:p><text:p><text:span text:style-name="T15"><text:s text:c="12"/></text:span><text:span text:style-name="T14">return</text:span><text:span text:style-name="T15"> </text:span><text:span text:style-name="T14">new</text:span><text:span text:style-name="T15"> Dog();</text:span></text:p><text:p><text:span text:style-name="T15"><text:s text:c="8"/></text:span><text:span text:style-name="T15">} </text:span><text:span text:style-name="T14">else</text:span><text:span text:style-name="T15"> </text:span><text:span text:style-name="T14">if</text:span><text:span text:style-name="T15"> (</text:span><text:span text:style-name="T18">"Duck"</text:span><text:span text:style-name="T15">.</text:span><text:span text:style-name="T19">equalsIgnoreCase</text:span><text:span text:style-name="T15">(animalType)) {</text:span></text:p><text:p><text:span text:style-name="T15"><text:s text:c="12"/></text:span><text:span text:style-name="T14">return</text:span><text:span text:style-name="T15"> </text:span><text:span text:style-name="T14">new</text:span><text:span text:style-name="T15"> Duck();</text:span></text:p><text:p><text:span text:style-name="T15"><text:s text:c="8"/></text:span><text:span text:style-name="T15">}</text:span></text:p><text:p><text:span text:style-name="T15"><text:s/></text:span></text:p><text:p><text:span text:style-name="T15"><text:s text:c="8"/></text:span><text:span text:style-name="T14">return</text:span><text:span text:style-name="T15"> </text:span><text:span text:style-name="T14">null</text:span><text:span text:style-name="T15">;</text:span></text:p><text:p><text:span text:style-name="T15"><text:s text:c="4"/></text:span><text:span text:style-name="T15">}</text:span></text:p><text:p><text:span text:style-name="T15"><text:s/></text:span></text:p><text:p><text:span text:style-name="T15">}</text:span></text:p></draw:text-box></draw:frame><text:span text:style-name="T11"/></text:p>
      <text:p text:style-name="P5"><text:span text:style-name="T6">[</text:span><text:span text:style-name="T8">1</text:span><text:span text:style-name="T9">]</text:span><text:span text:style-name="T6"> </text:span><text:span text:style-name="T8">Strategy pattern</text:span><text:span text:style-name="T6"> [Internet]. </text:span><text:span text:style-name="T7">[cited 2020-02-1</text:span><text:span text:style-name="T8">3</text:span><text:span text:style-name="T7">]. Available from: </text:span><text:a xlink:type="simple" xlink:href="https://en.wikipedia.org/wiki/Strategy_pattern" text:style-name="Internet_20_link" text:visited-style-name="Visited_20_Internet_20_Link"><text:span text:style-name="T7">https://en.wikipedia.org/wiki/Strategy_pattern</text:span></text:a><text:span text:style-name="T4">. </text:span></text:p>
      <text:p text:style-name="P6"><text:span text:style-name="T4"/></text:p>
      <text:p text:style-name="P6"><text:span text:style-name="T6">[</text:span><text:span text:style-name="T9">2]</text:span><text:span text:style-name="T6"> </text:span><text:span text:style-name="T8">Abstract Factory Pattern in Java | </text:span><text:span text:style-name="T9">Baeldung</text:span><text:span text:style-name="T6"> [Internet]. </text:span><text:span text:style-name="T7">[cited 2020-02-1</text:span><text:span text:style-name="T9">7</text:span><text:span text:style-name="T7">]. Available from:</text:span></text:p>
      <text:p text:style-name="P6"><text:a xlink:type="simple" xlink:href="https://www.baeldung.com/java-abstract-factory-pattern" text:style-name="Internet_20_link" text:visited-style-name="Visited_20_Internet_20_Link"><text:span text:style-name="T7">https://www.baeldung.com/java-abstract-factory-pattern</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3" svg:font-family="FreeSans"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FreeSans1" svg:font-family="FreeSans"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3T09:17:07.635652780</meta:creation-date>
    <dc:date>2020-02-17T10:44:42.511894270</dc:date>
    <meta:editing-duration>PT32M26S</meta:editing-duration>
    <meta:editing-cycles>8</meta:editing-cycles>
    <meta:generator>LibreOffice/6.4.0.3$Linux_X86_64 LibreOffice_project/40$Build-3</meta:generator>
    <meta:document-statistic meta:table-count="0" meta:image-count="0" meta:object-count="0" meta:page-count="4" meta:paragraph-count="13" meta:word-count="278" meta:character-count="1763" meta:non-whitespace-character-count="1497"/>
  </office:meta>
</office:document-meta>
</file>